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7.874cm" presentation:class="title" presentation:user-transformed="true">
          <draw:text-box>
            <text:p>1° Tutorato tecnologie web</text:p>
          </draw:text-box>
        </draw:frame>
        <draw:frame presentation:style-name="pr1" draw:layer="layout" svg:width="25cm" svg:height="3.473cm" svg:x="7.366cm" svg:y="11.005cm" presentation:class="title" presentation:user-transformed="true">
          <draw:text-box>
            <text:p>Gianluca Oldani gianluca.oldani@unibg.i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Cosa viene tratta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zione di un’interfaccia grafica</text:p>
              </text:list-item>
              <text:list-item>
                <text:p>Principi di progettazione di un applicativo web</text:p>
              </text:list-item>
              <text:list-item>
                <text:p>Tecnologie per il backend</text:p>
              </text:list-item>
              <text:list-item>
                <text:p>Tecnologie per il trattamento dat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Obiettivo del tutora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nire competenze ed esempi su tutto lo stack applicativo</text:p>
              </text:list-item>
              <text:list-item>
                <text:p>Fornire alcune linee guida che permettano il lavoro in gruppo</text:p>
              </text:list-item>
              <text:list-item>
                <text:p>Dare una panoramica sulle tecnologie usat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Paradigma MV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DEL: rappresentazione dei dati trattati</text:p>
              </text:list-item>
              <text:list-item>
                <text:p>VIEW: presentazione dei dati all’utente</text:p>
              </text:list-item>
              <text:list-item>
                <text:p>CONTROLLER: elaborazione dei dati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Interfaccia graf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iò che vede l’utente finale</text:p>
              </text:list-item>
              <text:list-item>
                <text:p>Realizzata principalmente da componenti che risiedono sul dispositivo dell’utente</text:p>
              </text:list-item>
              <text:list-item>
                <text:p>Molteplici soluzioni per realizzarla</text:p>
              </text:list-item>
              <text:list-item>
                <text:p>In questa esercitazione si tratteranno i componenti alla base di ogni altro tool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Siti static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l contenuto del sito non varia a seconda dell’utente che visualizza la pagina</text:p>
              </text:list-item>
              <text:list-item>
                <text:p>Esistono diversi tool che permettono la realizzazione di questi siti</text:p>
              </text:list-item>
              <text:list-item>
                <text:p>Solitamente sono quelli con performance di caricamento migliori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Tecnologie utilizzabili</text:p>
          </draw:text-box>
        </draw:frame>
        <draw:frame presentation:style-name="pr7" draw:layer="layout" svg:width="12.297cm" svg:height="5.324cm" svg:x="1.419cm" svg:y="5.598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</text:list>
          </draw:text-box>
        </draw:frame>
        <draw:frame presentation:style-name="pr7" draw:layer="layout" svg:width="12.297cm" svg:height="3.681cm" svg:x="14.313cm" svg:y="3.685cm" presentation:class="outline" presentation:user-transformed="true">
          <draw:text-box>
            <text:list text:style-name="L2">
              <text:list-header>
                <text:p>Tecnologie avanzate</text:p>
              </text:list-header>
            </text:list>
          </draw:text-box>
        </draw:frame>
        <draw:frame presentation:style-name="pr7" draw:layer="layout" svg:width="12.297cm" svg:height="4.189cm" svg:x="1.401cm" svg:y="3.685cm" presentation:class="outline" presentation:user-transformed="true">
          <draw:text-box>
            <text:list text:style-name="L2">
              <text:list-header>
                <text:p>Tecnologie base</text:p>
              </text:list-header>
            </text:list>
          </draw:text-box>
        </draw:frame>
        <draw:frame presentation:style-name="pr7" draw:layer="layout" svg:width="12.297cm" svg:height="5.324cm" svg:x="14.224cm" svg:y="5.588cm" presentation:class="outline" presentation:user-transformed="true">
          <draw:text-box>
            <text:list text:style-name="L2">
              <text:list-item>
                <text:p>Bootstrap</text:p>
              </text:list-item>
              <text:list-item>
                <text:p>React</text:p>
              </text:list-item>
              <text:list-item>
                <text:p>Vue</text:p>
              </text:list-item>
              <text:list-item>
                <text:p>Angul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Siti dinamic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l contenuto del sito varia in base all’utente che visualizza la pagina</text:p>
              </text:list-item>
              <text:list-item>
                <text:p>Risulta necessario del codice per elaborare la pagina</text:p>
              </text:list-item>
              <text:list-item>
                <text:p>Questo codice non risiede necessariamente su un server remoto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Tecnologie utilizzabili</text:p>
          </draw:text-box>
        </draw:frame>
        <draw:frame presentation:style-name="pr7" draw:layer="layout" svg:width="12.297cm" svg:height="5.324cm" svg:x="1.419cm" svg:y="5.598cm" presentation:class="outline" presentation:user-transformed="true">
          <draw:text-box>
            <text:list text:style-name="L2">
              <text:list-item>
                <text:p>Javascript</text:p>
              </text:list-item>
              <text:list-item>
                <text:p>Linguaggi di programmazione vanilla:</text:p>
                <text:list>
                  <text:list-item>
                    <text:p>PHP</text:p>
                  </text:list-item>
                  <text:list-item>
                    <text:p>Java</text:p>
                  </text:list-item>
                  <text:list-item>
                    <text:p>C#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3.681cm" svg:x="14.313cm" svg:y="3.685cm" presentation:class="outline" presentation:user-transformed="true">
          <draw:text-box>
            <text:list text:style-name="L2">
              <text:list-header>
                <text:p>Tecnologie avanzate</text:p>
              </text:list-header>
            </text:list>
          </draw:text-box>
        </draw:frame>
        <draw:frame presentation:style-name="pr7" draw:layer="layout" svg:width="12.297cm" svg:height="4.189cm" svg:x="1.401cm" svg:y="3.685cm" presentation:class="outline" presentation:user-transformed="true">
          <draw:text-box>
            <text:list text:style-name="L2">
              <text:list-header>
                <text:p>Tecnologie base</text:p>
              </text:list-header>
            </text:list>
          </draw:text-box>
        </draw:frame>
        <draw:frame presentation:style-name="pr7" draw:layer="layout" svg:width="12.297cm" svg:height="5.324cm" svg:x="14.224cm" svg:y="5.588cm" presentation:class="outline" presentation:user-transformed="true">
          <draw:text-box>
            <text:list text:style-name="L2">
              <text:list-item>
                <text:p>Web Framework:</text:p>
                <text:list>
                  <text:list-item>
                    <text:p>Django (Python)</text:p>
                  </text:list-item>
                  <text:list-item>
                    <text:p>Flask (Python)</text:p>
                  </text:list-item>
                  <text:list-item>
                    <text:p>Node.js (Javascript)</text:p>
                  </text:list-item>
                  <text:list-item>
                    <text:p>Spring (Java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Basi di dat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 siti di natura dinamica hanno bisogno di immagazzinare i dati che poi elaborano</text:p>
              </text:list-item>
              <text:list-item>
                <text:p>Il tipo di base di dati utilizzata deve essere coerente con il dato trattato</text:p>
              </text:list-item>
              <text:list-item>
                <text:p>L’integrazione con lo stack tecnologico può favorire la scelta di un determinato tipo di base di dati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Tecnologie utilizzabili</text:p>
          </draw:text-box>
        </draw:frame>
        <draw:frame presentation:style-name="pr7" draw:layer="layout" svg:width="12.297cm" svg:height="5.324cm" svg:x="1.419cm" svg:y="5.598cm" presentation:class="outline" presentation:user-transformed="true">
          <draw:text-box>
            <text:list text:style-name="L2">
              <text:list-item>
                <text:p>SQLite</text:p>
              </text:list-item>
              <text:list-item>
                <text:p>Oracle</text:p>
              </text:list-item>
              <text:list-item>
                <text:p>MySQL</text:p>
              </text:list-item>
            </text:list>
          </draw:text-box>
        </draw:frame>
        <draw:frame presentation:style-name="pr7" draw:layer="layout" svg:width="12.297cm" svg:height="3.681cm" svg:x="14.313cm" svg:y="3.685cm" presentation:class="outline" presentation:user-transformed="true">
          <draw:text-box>
            <text:list text:style-name="L2">
              <text:list-header>
                <text:p>Basi di dati noSQL</text:p>
              </text:list-header>
            </text:list>
          </draw:text-box>
        </draw:frame>
        <draw:frame presentation:style-name="pr7" draw:layer="layout" svg:width="12.297cm" svg:height="4.189cm" svg:x="1.401cm" svg:y="3.685cm" presentation:class="outline" presentation:user-transformed="true">
          <draw:text-box>
            <text:list text:style-name="L2">
              <text:list-header>
                <text:p>Basi di dati relazionali</text:p>
              </text:list-header>
            </text:list>
          </draw:text-box>
        </draw:frame>
        <draw:frame presentation:style-name="pr7" draw:layer="layout" svg:width="12.297cm" svg:height="5.324cm" svg:x="14.224cm" svg:y="5.588cm" presentation:class="outline" presentation:user-transformed="true">
          <draw:text-box>
            <text:list text:style-name="L2">
              <text:list-item>
                <text:p>MongoDB (Document based)</text:p>
              </text:list-item>
              <text:list-item>
                <text:p>Redis (Key-Value Store)</text:p>
              </text:list-item>
              <text:list-item>
                <text:p>Cassandra (Key-Value Store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9:12:07.849158118</meta:creation-date>
    <meta:editing-duration>PT49M20S</meta:editing-duration>
    <meta:editing-cycles>3</meta:editing-cycles>
    <meta:generator>LibreOffice/6.4.7.2$Linux_X86_64 LibreOffice_project/40$Build-2</meta:generator>
    <dc:title>Portfolio</dc:title>
    <dc:date>2021-05-05T10:25:53.347942766</dc:date>
    <meta:document-statistic meta:object-count="94"/>
  </office:meta>
</office:document-meta>
</file>